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9" style:family="table-cell" style:parent-style-name="Default" style:data-style-name="N2">
      <style:text-properties style:font-name="Calibri2" style:font-name-asian="Calibri2" style:font-name-complex="Calibri2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1" style:family="table-cell" style:parent-style-name="Default" style:data-style-name="N8099">
      <style:text-properties style:font-name="Calibri2" style:font-name-asian="Calibri2" style:font-name-complex="Calibri2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</office:automatic-styles>
  <office:body>
    <office:spreadsheet>
      <table:table table:name="Building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2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2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.10.2018</text:date>, <text:time>01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9:38.06</meta:creation-date>
    <dc:date>2018-10-31T01:20:05.81</dc:date>
    <meta:editing-duration>PT27S</meta:editing-duration>
    <meta:editing-cycles>1</meta:editing-cycles>
    <meta:document-statistic meta:table-count="1" meta:cell-count="192" meta:object-count="0"/>
    <meta:generator>OpenOffice/4.1.5$Win32 OpenOffice.org_project/415m1$Build-9789</meta:generator>
  </office:meta>
</office:document-meta>
</file>